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  <style:style style:name="ce12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899.16</text:p>
          </table:table-cell>
          <table:table-cell table:number-columns-repeated="2"/>
          <table:table-cell office:value-type="string" calcext:value-type="string">
            <text:p>9890.76</text:p>
          </table:table-cell>
          <table:table-cell table:number-columns-repeated="10"/>
          <table:table-cell office:value-type="string" calcext:value-type="string">
            <text:p>10890.76-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77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1165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95.32</text:p>
          </table:table-cell>
          <table:table-cell table:number-columns-repeated="2"/>
          <table:table-cell office:value-type="string" calcext:value-type="string">
            <text:p>12534.48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9" office:value-type="string" calcext:value-type="string">
            <text:p>2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9" office:value-type="string" calcext:value-type="string">
            <text:p>25.3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36.04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style-name="Default" table:number-columns-repeated="6"/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4.57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00</text:p>
          </table:table-cell>
          <table:table-cell/>
          <table:table-cell office:value-type="string" calcext:value-type="string">
            <text:p>939.16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6.36</text:p>
          </table:table-cell>
          <table:table-cell/>
          <table:table-cell office:value-type="string" calcext:value-type="string">
            <text:p>66.6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2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4</text:p>
          </table:table-cell>
          <table:table-cell/>
          <table:table-cell office:value-type="string" calcext:value-type="string">
            <text:p>61.5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office:value-type="string" calcext:value-type="string">
            <text:p>2024.05.27 15.51</text:p>
          </table:table-cell>
          <table:table-cell/>
          <table:table-cell office:value-type="string" calcext:value-type="string">
            <text:p>944.3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54</text:p>
          </table:table-cell>
          <table:table-cell/>
          <table:table-cell office:value-type="string" calcext:value-type="string">
            <text:p>75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3.5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5.6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72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office:value-type="string" calcext:value-type="string">
            <text:p>2024.05.28 12.03</text:p>
          </table:table-cell>
          <table:table-cell/>
          <table:table-cell office:value-type="string" calcext:value-type="string">
            <text:p>944.3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1.48</text:p>
          </table:table-cell>
          <table:table-cell/>
          <table:table-cell office:value-type="string" calcext:value-type="string">
            <text:p>81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12.94.</text:p>
          </table:table-cell>
          <table:table-cell table:number-columns-repeated="2"/>
          <table:table-cell office:value-type="string" calcext:value-type="string">
            <text:p>1316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012.72.</text:p>
          </table:table-cell>
          <table:table-cell table:number-columns-repeated="2"/>
          <table:table-cell office:value-type="string" calcext:value-type="string">
            <text:p>1417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8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.00.0000</text:date>, <text:time style:data-style-name="N2" text:time-value="19:50:17.88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5-28T19:54:37.301000000</dc:date>
    <meta:editing-duration>P1DT18H52M42S</meta:editing-duration>
    <meta:editing-cycles>893</meta:editing-cycles>
    <meta:document-statistic meta:table-count="1" meta:cell-count="970" meta:object-count="0"/>
  </office:meta>
</office:document-meta>
</file>